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Parr Lumber (4'x8' TO BUY)</text:p>
          </table:table-cell>
          <table:table-cell table:style-name="Default"/>
          <table:table-cell table:style-name="ce13"/>
          <table:table-cell table:style-name="ce12" table:formula="of:=[.B7]*[.F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jig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separate components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tapered head 1" bolt (1/4"-20 x 1" page 82) flat head</text:p>
          </table:table-cell>
          <table:table-cell/>
          <table:table-cell table:style-name="Default"/>
          <table:table-cell/>
          <table:table-cell table:style-name="ce12" table:formula="of:=[.B24]*[.F2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 to match bolts, above</text:p>
          </table:table-cell>
          <table:table-cell/>
          <table:table-cell table:style-name="Default"/>
          <table:table-cell/>
          <table:table-cell table:style-name="ce12" table:formula="of:=[.B25]*[.F2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20"- pan-head bolts x <text:s/>length)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 office:value-type="string" calcext:value-type="string">
            <text:p><text:a xlink:href="http://www.mcmaster.com/#91735a548/=zsv1k2" xlink:type="simple">http://www.mcmaster.com/#91735a548/=zsv1k2</text:a></text:p>
          </table:table-cell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1/2"-13?), either 8' or 6' + 3'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29]*[.F29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0]*[.F3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1]*[.F31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2]*[.F32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1" length bolts for rail assemblies. <text:s/>(book says 1/4", but it's for 5/16" holes in bearings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3 </text:p>
          </table:table-cell>
          <table:table-cell table:style-name="ce13" office:value-type="currency" office:currency="USD" office:value="8.13" calcext:value-type="currency">
            <text:p>$8.13</text:p>
          </table:table-cell>
          <table:table-cell table:style-name="ce12" table:formula="of:=[.B33]*[.F33]" office:value-type="currency" office:currency="USD" office:value="8.13" calcext:value-type="currency">
            <text:p>$8.13</text:p>
          </table:table-cell>
          <table:table-cell table:style-name="Default" office:value-type="string" calcext:value-type="string">
            <text:p><text:a xlink:href="http://www.mcmaster.com/#91309a583/=zst3tf" xlink:type="simple">http://www.mcmaster.com/#91309a583/=zst3tf</text:a></text:p>
          </table:table-cell>
          <table:table-cell table:style-name="Default" office:value-type="string" calcext:value-type="string">
            <text:p>Low-Strength Zinc-Plated Steel Cap Screw 5/16"-18 Fully Threaded, 1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4]*[.F34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5]*[.F3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6]*[.F3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square nut, to follow the lead screw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" washers (slightly less than 1"?)</text:p>
          </table:table-cell>
          <table:table-cell/>
          <table:table-cell table:style-name="Default"/>
          <table:table-cell/>
          <table:table-cell table:style-name="ce12" table:formula="of:=[.B42]*[.F4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4]*[.F4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7])" office:value-type="currency" office:currency="USD" office:value="443.7" calcext:value-type="currency">
            <text:p>$443.7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1]*[.F6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2]*[.F6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X</text:p>
          </table:table-cell>
          <table:table-cell table:style-name="ce13" office:value-type="currency" office:currency="USD" office:value="33.33" calcext:value-type="currency">
            <text:p>$33.33</text:p>
          </table:table-cell>
          <table:table-cell table:style-name="ce13" table:formula="of:=[.B63]*[.F63]" office:value-type="currency" office:currency="USD" office:value="33.33" calcext:value-type="currency">
            <text:p>$33.33</text:p>
          </table:table-cell>
          <table:table-cell office:value-type="string" calcext:value-type="string">
            <text:p><text:a xlink:href="http://www.amazon.com/Incra-T-RULE12-12-Inch-Precision-Marking/dp/B00004TRBX" xlink:type="simple">http://www.amazon.com/Incra-T-RULE12-12-Inch-Precision-Marking/dp/B00004TRBX</text:a></text:p>
          </table:table-cell>
          <table:table-cell office:value-type="string" calcext:value-type="string">
            <text:p>XXXX I need to check that I really am using the 12" rule.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4]*[.F64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5]*[.F6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(hole for 5/16"-18 bolts)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69]*[.F69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0]*[.F70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1]*[.F71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2]*[.F7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3]*[.F7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</text:p>
          </table:table-cell>
          <table:table-cell table:number-columns-repeated="2"/>
          <table:table-cell table:style-name="ce13"/>
          <table:table-cell table:style-name="ce13" table:formula="of:=[.B74]*[.F7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r sized for lead screw bearings)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1:.G85])" office:value-type="currency" office:currency="USD" office:value="226.94" calcext:value-type="currency">
            <text:p>$226.94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6:38:20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5M37S</meta:editing-duration>
    <meta:editing-cycles>133</meta:editing-cycles>
    <meta:generator>LibreOffice/5.0.2.2$Windows_x86 LibreOffice_project/37b43f919e4de5eeaca9b9755ed688758a8251fe</meta:generator>
    <dc:date>2015-11-15T17:01:16.167000000</dc:date>
    <meta:document-statistic meta:table-count="1" meta:cell-count="407" meta:object-count="0"/>
    <meta:user-defined meta:name="Info 1"/>
    <meta:user-defined meta:name="Info 2"/>
    <meta:user-defined meta:name="Info 3"/>
    <meta:user-defined meta:name="Info 4"/>
  </office:meta>
</office:document-meta>
</file>